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vascript Handout #2:</text:p>
      <text:p text:style-name="Standard"/>
      <text:p text:style-name="Standard"/>
      <text:p text:style-name="Standard">Java Warmup#2 from CodingBat</text:p>
      <text:p text:style-name="Standard"/>
      <text:p text:style-name="Standard">#1:</text:p>
      <text:p text:style-name="Standard">#2:</text:p>
      <text:p text:style-name="Standard">#3:</text:p>
      <text:p text:style-name="Standard">#4:</text:p>
      <text:p text:style-name="Standard">#5:</text:p>
      <text:p text:style-name="Standard">#6:</text:p>
      <text:p text:style-name="Standard">#7:</text:p>
      <text:p text:style-name="Standard">#8:</text:p>
      <text:p text:style-name="Standard">#9:</text:p>
      <text:p text:style-name="Standard">#10:</text:p>
      <text:p text:style-name="Standard">#11:</text:p>
      <text:p text:style-name="Standard">#12:</text:p>
      <text:p text:style-name="Standard">#13:</text:p>
      <text:p text:style-name="Standard">#14:</text:p>
      <text:p text:style-name="Standard">#15:</text:p>
      <text:p text:style-name="Standard">#16:</text:p>
      <text:p text:style-name="Standard">#17: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5T18:20:46</meta:creation-date>
    <dc:date>2012-12-15T18:22:26</dc:date>
    <meta:editing-duration>PT1M40S</meta:editing-duration>
    <meta:editing-cycles>2</meta:editing-cycles>
    <meta:generator>OpenOffice.org/3.4.1$Unix OpenOffice.org_project/341m1$Build-9593</meta:generator>
    <meta:document-statistic meta:table-count="0" meta:image-count="0" meta:object-count="0" meta:page-count="1" meta:paragraph-count="19" meta:word-count="24" meta:character-count="109"/>
  </office:meta>
</office:document-meta>
</file>